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pportedLock.toXml(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riteLockEntry.WriteLockEntry( Type type , Scope sco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upportedLock.getSupportedLo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portedLock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portedLock.addEntry( Type type , Scope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LockEntry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portedLock.Supported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LockEntry.ge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portedLock.isSupportedLock( Type type , Scope sco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upportedLock.addEntry( LockEntry en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